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1e7" officeooo:paragraph-rsid="0012b1e7"/>
    </style:style>
    <style:style style:name="P2" style:family="paragraph" style:parent-style-name="Standard">
      <style:text-properties officeooo:paragraph-rsid="0012b1e7"/>
    </style:style>
    <style:style style:name="P3" style:family="paragraph" style:parent-style-name="Standard">
      <style:text-properties style:font-name="Liberation Serif" officeooo:paragraph-rsid="0012b1e7"/>
    </style:style>
    <style:style style:name="P4" style:family="paragraph" style:parent-style-name="Standard">
      <style:text-properties style:font-name="Liberation Serif" officeooo:rsid="0012fcfd" officeooo:paragraph-rsid="0012fcfd"/>
    </style:style>
    <style:style style:name="P5" style:family="paragraph" style:parent-style-name="Standard">
      <style:text-properties style:font-name="Liberation Serif" officeooo:paragraph-rsid="0012fcfd"/>
    </style:style>
    <style:style style:name="P6" style:family="paragraph" style:parent-style-name="Standard">
      <style:text-properties officeooo:paragraph-rsid="0012fcfd"/>
    </style:style>
    <style:style style:name="P7" style:family="paragraph" style:parent-style-name="Standard">
      <style:text-properties officeooo:rsid="00138fb9" officeooo:paragraph-rsid="00138fb9"/>
    </style:style>
    <style:style style:name="P8" style:family="paragraph" style:parent-style-name="Standard">
      <style:text-properties officeooo:paragraph-rsid="00138fb9"/>
    </style:style>
    <style:style style:name="P9" style:family="paragraph" style:parent-style-name="Standard">
      <style:text-properties style:font-name="DejaVu Sans" officeooo:paragraph-rsid="0012fcfd"/>
    </style:style>
    <style:style style:name="T1" style:family="text">
      <style:text-properties officeooo:rsid="0012b1e7"/>
    </style:style>
    <style:style style:name="T2" style:family="text">
      <style:text-properties fo:font-variant="normal" fo:text-transform="none" fo:color="#0d0d0d" style:font-name="S hne" fo:font-size="12pt" fo:letter-spacing="normal" fo:font-style="normal" fo:font-weight="normal"/>
    </style:style>
    <style:style style:name="T3" style:family="text">
      <style:text-properties fo:font-variant="normal" fo:text-transform="none" fo:color="#0d0d0d" style:font-name="S hne" fo:font-size="12pt" fo:letter-spacing="normal" fo:font-style="normal" fo:font-weight="normal" officeooo:rsid="0012b1e7"/>
    </style:style>
    <style:style style:name="T4" style:family="text">
      <style:text-properties fo:font-variant="normal" fo:text-transform="none" fo:color="#0d0d0d" fo:font-size="12pt" fo:letter-spacing="normal" fo:font-style="normal" fo:font-weight="normal"/>
    </style:style>
    <style:style style:name="T5" style:family="text">
      <style:text-properties fo:font-variant="normal" fo:text-transform="none" fo:color="#0d0d0d" fo:font-size="12pt" fo:letter-spacing="normal" fo:font-style="normal" fo:font-weight="normal" officeooo:rsid="0012b1e7"/>
    </style:style>
    <style:style style:name="T6" style:family="text">
      <style:text-properties fo:font-variant="normal" fo:text-transform="none" fo:color="#0d0d0d" fo:font-size="12pt" fo:letter-spacing="normal" fo:font-style="normal" fo:font-weight="normal" officeooo:rsid="0012fcfd"/>
    </style:style>
    <style:style style:name="T7" style:family="text">
      <style:text-properties fo:font-variant="normal" fo:text-transform="none" fo:color="#0d0d0d" fo:font-size="12pt" fo:letter-spacing="normal" fo:font-style="normal" fo:font-weight="normal" loext:padding="0.049cm" loext:border="0.06pt solid #e3e3e3"/>
    </style:style>
    <style:style style:name="T8" style:family="text">
      <style:text-properties fo:font-variant="normal" fo:text-transform="none" fo:color="#0d0d0d" style:font-name="Liberation Serif" fo:font-size="12pt" fo:letter-spacing="normal" fo:font-style="normal" fo:font-weight="normal"/>
    </style:style>
    <style:style style:name="T9" style:family="text">
      <style:text-properties fo:font-variant="normal" fo:text-transform="none" fo:color="#0d0d0d" style:font-name="Liberation Serif" fo:font-size="12pt" fo:letter-spacing="normal" fo:font-style="normal" fo:font-weight="normal" officeooo:rsid="0012fcfd"/>
    </style:style>
    <style:style style:name="T10" style:family="text">
      <style:text-properties fo:font-variant="normal" fo:text-transform="none" fo:color="#0d0d0d" style:font-name="Liberation Serif" fo:font-size="12pt" fo:letter-spacing="normal" fo:font-style="normal" fo:font-weight="normal" officeooo:rsid="00138fb9"/>
    </style:style>
    <style:style style:name="T11" style:family="text">
      <style:text-properties fo:font-variant="normal" fo:text-transform="none" fo:color="#0d0d0d" style:font-name="aakar" fo:font-size="12pt" fo:letter-spacing="normal" fo:font-style="normal" fo:font-weight="normal"/>
    </style:style>
    <style:style style:name="T12" style:family="text">
      <style:text-properties fo:font-variant="normal" fo:text-transform="none" fo:color="#0d0d0d" style:font-name="aakar" fo:font-size="12pt" fo:letter-spacing="normal" fo:font-style="normal" fo:font-weight="normal" officeooo:rsid="0012fcfd"/>
    </style:style>
    <style:style style:name="T13" style:family="text">
      <style:text-properties fo:font-variant="normal" fo:text-transform="none" fo:color="#0d0d0d" style:font-name="DejaVu Sans" fo:font-size="12pt" fo:letter-spacing="normal" fo:font-style="normal" fo:font-weight="normal"/>
    </style:style>
    <style:style style:name="T14" style:family="text">
      <style:text-properties fo:font-variant="normal" fo:text-transform="none" fo:color="#0d0d0d" style:font-name="DejaVu Sans" fo:font-size="12pt" fo:letter-spacing="normal" fo:font-style="normal" fo:font-weight="normal" officeooo:rsid="0012fcfd"/>
    </style:style>
    <style:style style:name="T15" style:family="text">
      <style:text-properties officeooo:rsid="0012fcfd"/>
    </style:style>
    <style:style style:name="T16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ISPLAY:FLEX </text:span><text:span text:style-name="T15">= </text:span><text:span text:style-name="T2">é uma propriedade que define um elemento como um contêiner flexível, permitindo que seus itens sejam organizados de forma dinâmica dentro dele. </text:span></text:p>
      <text:p text:style-name="P1"><text:span text:style-name="T2"/></text:p>
      <text:p text:style-name="P3"><text:span text:style-name="T5">ALIGN-ITEMS</text:span><text:span text:style-name="T6"> = </text:span><text:span text:style-name="T2">uma propriedade em CSS que determina como os itens flexíveis são alinhados no eixo transversal (ou eixo perpendicular) do contêiner flexível. Ela afeta o alinhamento dos itens dentro de um contêiner flexível ao longo do eixo que é perpendicular ao eixo principal do layout flexível.</text:span></text:p>
      <text:p text:style-name="P3"><text:span text:style-name="T3"/></text:p>
      <text:p text:style-name="P5"><text:span text:style-name="T5">P</text:span><text:span text:style-name="T6">ADDING = </text:span><text:span text:style-name="T2">é um termo usado em design e desenvolvimento web, especialmente em CSS, para se referir ao espaço entre o conteúdo de um elemento e suas bordas.</text:span></text:p>
      <text:p text:style-name="P5"><text:span text:style-name="T2"/></text:p>
      <text:p text:style-name="P4"><text:span text:style-name="T4">PX = </text:span><text:span text:style-name="T13">SIGNIFICA “pixels”</text:span></text:p>
      <text:p text:style-name="P4"><text:span text:style-name="T4"/></text:p>
      <text:p text:style-name="P5"><text:span text:style-name="T6">MARGIN = </text:span><text:span text:style-name="T2">é uma propriedade em CSS que define o espaço entre os limites externos de um elemento e os elementos circundantes. Em outras palavras, é o espaço em branco entre o elemento selecionado e os elementos ao seu redor.</text:span></text:p>
      <text:p text:style-name="P5"><text:span text:style-name="T2"/></text:p>
      <text:p text:style-name="P6"><text:span text:style-name="T9">FLEX-DIRECTION = </text:span><text:span text:style-name="T14">É </text:span><text:span text:style-name="T13">uma propriedade em CSS que define a direção principal dos itens dentro de um contêiner flexível. Ela determina em qual direção os itens flexíveis são posicionados no contêiner flexível.</text:span></text:p>
      <text:p text:style-name="P9"><text:span text:style-name="T4"/></text:p>
      <text:p text:style-name="P8"><text:span text:style-name="T10">MIN-HEIGHT = </text:span><text:span text:style-name="T13">é uma propriedade em CSS que define a altura mínima que um elemento pode ter. Ela garante que o elemento tenha pelo menos essa altura, mas pode crescer além desse limite se o conteúdo dentro dele o exigir.</text:span></text:p>
      <text:p text:style-name="P7"><text:span text:style-name="T10"/></text:p>
      <text:p text:style-name="P8"><text:span text:style-name="T10">NAV UL = </text:span><text:span text:style-name="T2">é um seletor em CSS que se refere a uma lista não ordenada (</text:span><text:span text:style-name="Source_20_Text"><text:span text:style-name="T7">ul</text:span></text:span><text:span text:style-name="T2">) dentro de um elemento de navegação (</text:span><text:span text:style-name="Source_20_Text"><text:span text:style-name="T7">nav</text:span></text:span><text:span text:style-name="T2">). Especificamente, ele visa estilizar as listas não ordenadas que estão dentro de um elemento </text:span><text:span text:style-name="Source_20_Text"><text:span text:style-name="T7">&lt;nav&gt;</text:span></text:span><text:span text:style-name="T8"> </text:span><text:span text:style-name="T2">em um documento HTML.</text:span></text:p>
      <text:p text:style-name="P8"><text:span text:style-name="T10"/></text:p>
      <text:p text:style-name="P8"><text:span text:style-name="T10">NAV UL LI = </text:span><text:span text:style-name="T2">é um seletor em CSS que se refere aos itens de lista (</text:span><text:span text:style-name="Source_20_Text"><text:span text:style-name="T7">li</text:span></text:span><text:span text:style-name="T2">) dentro de uma lista não ordenada (</text:span><text:span text:style-name="Source_20_Text"><text:span text:style-name="T7">ul</text:span></text:span><text:span text:style-name="T2">) que está dentro de um elemento de navegação (</text:span><text:span text:style-name="Source_20_Text"><text:span text:style-name="T7">nav</text:span></text:span><text:span text:style-name="T2">). Especificamente, ele visa estilizar os itens de lista que estão dentro de uma lista de navegação em um documento HTML.</text:span></text:p>
      <text:p text:style-name="P8"><text:span text:style-name="T10"/></text:p>
      <text:p text:style-name="P8"><text:span text:style-name="T10">NAV UL LI A = </text:span><text:span text:style-name="T2">é um seletor em CSS que se refere aos links (</text:span><text:span text:style-name="Source_20_Text"><text:span text:style-name="T7">&lt;a&gt;</text:span></text:span><text:span text:style-name="T2">) dentro dos itens de lista (</text:span><text:span text:style-name="Source_20_Text"><text:span text:style-name="T7">&lt;li&gt;</text:span></text:span><text:span text:style-name="T2">) de uma lista não ordenada (</text:span><text:span text:style-name="Source_20_Text"><text:span text:style-name="T7">&lt;ul&gt;</text:span></text:span><text:span text:style-name="T2">) que está dentro de um elemento de navegação (</text:span><text:span text:style-name="Source_20_Text"><text:span text:style-name="T7">&lt;nav&gt;</text:span></text:span><text:span text:style-name="T2">). Especificamente, ele visa estilizar os links de navegação dentro de uma lista de navegação em um documento HTML.</text:span></text:p>
      <text:p text:style-name="P8"><text:span text:style-name="T10"/></text:p>
      <text:p text:style-name="P8"><text:span text:style-name="T10">VH = </text:span><text:span text:style-name="T13">representa a porcentagem da altura da janela de visualização 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9T08:33:58.334160669</meta:creation-date>
    <dc:date>2024-04-29T09:01:17.853198690</dc:date>
    <meta:editing-duration>PT6M39S</meta:editing-duration>
    <meta:editing-cycles>1</meta:editing-cycles>
    <meta:document-statistic meta:table-count="0" meta:image-count="0" meta:object-count="0" meta:page-count="1" meta:paragraph-count="12" meta:word-count="377" meta:character-count="2149" meta:non-whitespace-character-count="1780"/>
    <meta:generator>LibreOffice/6.4.7.2$Linux_X86_64 LibreOffice_project/40$Build-2</meta:generator>
  </office:meta>
</office:document-meta>
</file>